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86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8ba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8ba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a73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86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786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08348a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MathematicaFormatStandardForm"><text:span text:style-name="T1"><draw:frame draw:style-name="fr2" draw:name="Object64" text:anchor-type="as-char" svg:y="-0.2228in" svg:width="0.2575in" svg:height="0.348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4"><text:span text:style-name="MathematicaFormatStandardForm"><text:span text:style-name="T2"/></text:span></text:p>
      <text:p text:style-name="P4"><text:span text:style-name="MathematicaFormatStandardForm"><text:span text:style-name="T1"><draw:frame draw:style-name="fr2" draw:name="Object1" text:anchor-type="as-char" svg:y="-0.2339in" svg:width="1.9417in" svg:height="0.3827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2" draw:name="Object2" text:anchor-type="as-char" svg:y="-0.228in" svg:width="2.1453in" svg:height="0.3571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5"><text:span text:style-name="MathematicaFormatStandardForm"><text:span text:style-name="T1"><draw:frame draw:style-name="fr2" draw:name="Object441" text:anchor-type="as-char" svg:y="-0.2437in" svg:width="2.9075in" svg:height="0.39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54" text:anchor-type="as-char" svg:y="-0.3689in" svg:width="4.2402in" svg:height="0.53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55" text:anchor-type="as-char" svg:y="-0.3689in" svg:width="4.7138in" svg:height="0.539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0" text:anchor-type="as-char" svg:y="-0.2291in" svg:width="3.1654in" svg:height="0.398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2"><text:span text:style-name="MathematicaFormatStandardForm"><text:span text:style-name="T3"><draw:frame draw:style-name="fr1" draw:name="Object3" text:anchor-type="as-char" svg:y="-0.2437in" svg:width="1.9138in" svg:height="0.3898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0:28:52.994000000</meta:creation-date>
    <dc:date>2016-09-07T14:21:56.245000000</dc:date>
    <meta:editing-duration>PT3H4M11S</meta:editing-duration>
    <meta:editing-cycles>1</meta:editing-cycles>
    <meta:document-statistic meta:table-count="0" meta:image-count="0" meta:object-count="8" meta:page-count="2" meta:paragraph-count="8" meta:word-count="0" meta:character-count="0" meta:non-whitespace-character-count="0"/>
    <meta:generator>LibreOffice/5.0.0.5$Windows_x86 LibreOffice_project/1b1a90865e348b492231e1c451437d7a15bb262b</meta:generator>
  </office:meta>
</office:document-meta>
</file>

<file path=Object 1/content.xml><?xml version="1.0" encoding="utf-8"?>
<math xmlns="http://www.w3.org/1998/Math/MathML" display="block">
  <semantics>
    <mrow>
      <mfrac>
        <mn>1</mn>
        <mrow>
          <mrow>
            <msup>
              <mi>s</mi>
              <mi>k</mi>
            </msup>
            <mo stretchy="false">⋅</mo>
            <msup>
              <mi>log</mi>
              <mi>k</mi>
            </msup>
          </mrow>
          <mi>v</mi>
        </mrow>
      </mfrac>
      <mo stretchy="false">−</mo>
      <mrow>
        <msup>
          <mi>v</mi>
          <mrow>
            <mrow>
              <mo stretchy="false">−</mo>
              <mi>s</mi>
            </mrow>
            <mi>n</mi>
          </mrow>
        </msup>
        <mo stretchy="false">⋅</mo>
        <mrow>
          <munderover>
            <mo stretchy="false">∑</mo>
            <mrow>
              <mi>j</mi>
              <mo stretchy="false">=</mo>
              <mn>0</mn>
            </mrow>
            <mi>k</mi>
          </munderover>
          <mfrac>
            <msup>
              <mi>n</mi>
              <mi>j</mi>
            </msup>
            <mrow>
              <mi>j</mi>
              <mi>!</mi>
              <msup>
                <mrow>
                  <mo fence="true" stretchy="false">(</mo>
                  <mrow>
                    <mrow>
                      <mi>s</mi>
                      <mi>log</mi>
                      <mi>v</mi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frac>
        </mrow>
      </mrow>
    </mrow>
    <annotation encoding="StarMath 5.0">1 over { s^k cdot log^k v }-v^{ -s n } cdot { sum from j = 0 to k {{n^j} over {j! (s log v)^{k-j}}} }</annotation>
  </semantics>
</math>
</file>

<file path=Object 2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i>n</mi>
          </msub>
        </mrow>
        <mo stretchy="false">=</mo>
        <mrow>
          <munderover>
            <mo stretchy="false">∫</mo>
            <mn>1</mn>
            <mi>n</mi>
          </munderover>
          <mrow>
            <munderover>
              <mo stretchy="false">∫</mo>
              <mn>1</mn>
              <mfrac>
                <mi>n</mi>
                <mi>u</mi>
              </mfrac>
            </munderover>
            <mrow>
              <munderover>
                <mo stretchy="false">∫</mo>
                <mn>1</mn>
                <mfrac>
                  <mi>n</mi>
                  <mrow>
                    <mi>u</mi>
                    <mo stretchy="false">⋅</mo>
                    <mi>z</mi>
                  </mrow>
                </mfrac>
              </munderover>
              <msup>
                <mi>w</mi>
                <mrow>
                  <mo stretchy="false">−</mo>
                  <mi>s</mi>
                </mrow>
              </msup>
            </mrow>
          </mrow>
        </mrow>
      </mrow>
      <msup>
        <mi>z</mi>
        <mrow>
          <mo stretchy="false">−</mo>
          <mi>s</mi>
        </mrow>
      </msup>
      <msup>
        <mi>u</mi>
        <mrow>
          <mo stretchy="false">−</mo>
          <mi>s</mi>
        </mrow>
      </msup>
      <mi mathvariant="italic">dw</mi>
      <mi mathvariant="italic">dz</mi>
      <mrow>
        <mi mathvariant="italic">du</mi>
        <mo stretchy="false">=</mo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n>3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3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3</mn>
                </mrow>
                <mo fence="true" stretchy="false">)</mo>
              </mrow>
            </mrow>
          </mfrac>
        </mrow>
      </mrow>
    </mrow>
    <annotation encoding="StarMath 5.0">lim from {y rightarrow 0 }[(y^{1-s} cdot %zeta(s,1+y^-1))^3]_n = 
int from 1 to n int from 1 to {n over u} int from 1 to {n over {u cdot z}} w^-s z^-s u^-s dw dz du = 1 over (s-1)^3 cdot {{%gamma(3,(s-1)log n)} over {%GAMMA(3)}}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  <mo stretchy="false">=</mo>
      <mrow>
        <mfrac>
          <mn>1</mn>
          <msup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i>k</mi>
          </msup>
        </mfrac>
        <mo stretchy="false">⋅</mo>
        <mfrac>
          <mrow>
            <mi mathvariant="normal">γ</mi>
            <mrow>
              <mo fence="true" stretchy="false">(</mo>
              <mrow>
                <mrow>
                  <mi>k</mi>
                  <mi>,</mi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log</mi>
                  <mi>n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lim from {y rightarrow 0} [(y^{1-s} cdot %zeta(s,1+y^-1))^k]_n =  1 over (s-1)^k cdot {{%gamma(k,(s-1)log n)} over {%GAMMA(k)}}</annotation>
  </semantics>
</math>
</file>

<file path=Object 4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i>n</mi>
          </msub>
        </mrow>
        <mo stretchy="false">=</mo>
        <mrow>
          <mrow>
            <munderover>
              <mo stretchy="false">∫</mo>
              <mn>1</mn>
              <mi>n</mi>
            </munderover>
            <mrow>
              <munderover>
                <mo stretchy="false">∫</mo>
                <mn>1</mn>
                <mfrac>
                  <mi>n</mi>
                  <mi>z</mi>
                </mfrac>
              </munderover>
              <msup>
                <mi>w</mi>
                <mrow>
                  <mo stretchy="false">−</mo>
                  <mi>s</mi>
                </mrow>
              </msup>
            </mrow>
          </mrow>
          <mo stretchy="false">⋅</mo>
          <msup>
            <mi>z</mi>
            <mrow>
              <mo stretchy="false">−</mo>
              <mi>s</mi>
            </mrow>
          </msup>
        </mrow>
      </mrow>
      <mi mathvariant="italic">dw</mi>
      <mrow>
        <mi mathvariant="italic">dz</mi>
        <mo stretchy="false">=</mo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n>2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2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2</mn>
                </mrow>
                <mo fence="true" stretchy="false">)</mo>
              </mrow>
            </mrow>
          </mfrac>
        </mrow>
      </mrow>
    </mrow>
    <annotation encoding="StarMath 5.0">lim from {y rightarrow 0 }[(y^{1-s} cdot %zeta(s,1+y^-1))^2]_n = 
int from 1 to n int from 1 to {n over z} w^-s cdot z^-s dw dz = 
1 over (s-1)^2 cdot {{%gamma(2,(s-1)log n)}over{%GAMMA(2)}}</annotation>
  </semantics>
</math>
</file>

<file path=Object 5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row>
                  <mrow>
                    <msup>
                      <mi>y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</mrow>
        <mo stretchy="false">=</mo>
        <mrow>
          <munderover>
            <mo stretchy="false">∫</mo>
            <mn>1</mn>
            <mi>n</mi>
          </munderover>
          <msup>
            <mi>x</mi>
            <mrow>
              <mo stretchy="false">−</mo>
              <mi>s</mi>
            </mrow>
          </msup>
        </mrow>
      </mrow>
      <mrow>
        <mi mathvariant="italic">dx</mi>
        <mo stretchy="false">=</mo>
        <mrow>
          <mfrac>
            <mn>1</mn>
            <mrow>
              <mi>s</mi>
              <mo stretchy="false">−</mo>
              <mn>1</mn>
            </mrow>
          </mfrac>
          <mo stretchy="false">⋅</mo>
          <mrow>
            <mo fence="true" stretchy="false">(</mo>
            <mrow>
              <mrow>
                <mn>1</mn>
                <mo stretchy="false">−</mo>
                <msup>
                  <mi>n</mi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</mrow>
      </mrow>
    </mrow>
    <annotation encoding="StarMath 5.0">lim from {y rightarrow 0}[y^{1-s} cdot %zeta(s,1+y^-1)]_n = int from 1 to n x^-s dx = 1 over{s-1} cdot ({{1-n^{1-s}}})</annotation>
  </semantics>
</math>
</file>

<file path=Object 6/content.xml><?xml version="1.0" encoding="utf-8"?>
<math xmlns="http://www.w3.org/1998/Math/MathML" display="block">
  <semantics>
    <mrow>
      <msup>
        <mi>s</mi>
        <mrow>
          <mo stretchy="false">−</mo>
          <mi>k</mi>
        </mrow>
      </msup>
      <msup>
        <mi>log</mi>
        <mrow>
          <mo stretchy="false">−</mo>
          <mi>k</mi>
        </mrow>
      </msup>
      <mrow>
        <mi>v</mi>
        <mo stretchy="false">−</mo>
        <mfrac>
          <mrow>
            <mi mathvariant="normal">Γ</mi>
            <mrow>
              <mo fence="true" stretchy="false">(</mo>
              <mrow>
                <mrow>
                  <mi>k</mi>
                  <mi>,</mi>
                  <mi>n</mi>
                  <mi>s</mi>
                  <mi>log</mi>
                  <mi>v</mi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i>s</mi>
                    <mi>log</mi>
                    <mi>v</mi>
                  </mrow>
                </mrow>
                <mo fence="true" stretchy="false">)</mo>
              </mrow>
              <mrow>
                <mo stretchy="false">−</mo>
                <mi>k</mi>
              </mrow>
            </msup>
          </mrow>
          <mrow>
            <mi mathvariant="normal">Γ</mi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s^-k log^-k v - { {%GAMMA(k, n s log v)(s log v)^-k}over{%GAMMA(k)} }</annotation>
  </semantics>
</math>
</file>

<file path=Object 7/content.xml><?xml version="1.0" encoding="utf-8"?>
<math xmlns="http://www.w3.org/1998/Math/MathML" display="block">
  <semantics>
    <mrow>
      <mrow/>
      <mfrac>
        <msup>
          <mi>n</mi>
          <mi>z</mi>
        </msup>
        <mrow>
          <mi>z</mi>
          <mi>!</mi>
        </mrow>
      </mfrac>
    </mrow>
    <annotation encoding="StarMath 5.0">{}{n^z}over{ z! }</annotation>
  </semantics>
</math>
</file>

<file path=Object 9/content.xml><?xml version="1.0" encoding="utf-8"?>
<math xmlns="http://www.w3.org/1998/Math/MathML" display="block">
  <semantics>
    <mrow>
      <msub>
        <mtext/>
        <mn>1</mn>
      </msub>
      <msub>
        <mi>F</mi>
        <mn>1</mn>
      </msub>
      <mrow>
        <mrow>
          <mo fence="true" stretchy="false">(</mo>
          <mrow>
            <mrow>
              <mi>k</mi>
              <mi>,</mi>
              <mrow>
                <mi>k</mi>
                <mo stretchy="false">+</mo>
                <mn>1,</mn>
              </mrow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  <mi>log</mi>
              <mi>n</mi>
            </mrow>
          </mrow>
          <mo fence="true" stretchy="false">)</mo>
        </mrow>
        <mo stretchy="false">⋅</mo>
        <mfrac>
          <mrow>
            <msup>
              <mi>log</mi>
              <mi>k</mi>
            </msup>
            <mi>n</mi>
          </mrow>
          <mrow>
            <mi>k</mi>
            <mi>!</mi>
          </mrow>
        </mfrac>
      </mrow>
    </mrow>
    <annotation encoding="StarMath 5.0">""_1 F_1( k,k+1,(1-s)log n ) cdot { {log^k n} over { k! } }</annotation>
  </semantics>
</math>
</file>